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Quick setup</text:span> — if you’ve done this kind of thing before</text:h>
      <text:p text:style-name="Text_20_body">Get started by <text:a xlink:type="simple" xlink:href="https://github.com/ymairesse/new/new/main" text:style-name="Internet_20_link" text:visited-style-name="Visited_20_Internet_20_Link">creating a new file</text:a> or <text:a xlink:type="simple" xlink:href="https://github.com/ymairesse/new/upload" text:style-name="Internet_20_link" text:visited-style-name="Visited_20_Internet_20_Link">uploading an existing file</text:a>. We recommend every repository include a <text:a xlink:type="simple" xlink:href="https://github.com/ymairesse/new/new/main?readme=1" text:style-name="Internet_20_link" text:visited-style-name="Visited_20_Internet_20_Link">README</text:a>, <text:a xlink:type="simple" xlink:href="https://github.com/ymairesse/new/new/main?filename=LICENSE.md" text:style-name="Internet_20_link" text:visited-style-name="Visited_20_Internet_20_Link">LICENSE</text:a>, and <text:a xlink:type="simple" xlink:href="https://github.com/ymairesse/new/new/main?filename=.gitignore" text:style-name="Internet_20_link" text:visited-style-name="Visited_20_Internet_20_Link">.gitignore</text:a>. </text:p>
      <text:h text:style-name="Heading_20_3" text:outline-level="3">…or create a new repository on the command line</text:h>
      <text:p text:style-name="P1"><text:bookmark text:name="empty-setup-new-repo-echo"/>echo "# new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git@github.com:ymairesse/new.git</text:p>
      <text:p text:style-name="P2">git push -u origin main</text:p>
      <text:h text:style-name="Heading_20_3" text:outline-level="3">…or push an existing repository from the command line</text:h>
      <text:p text:style-name="P1"><text:bookmark text:name="empty-setup-push-repo-echo"/>git remote add origin git@github.com:ymairesse/new.git</text:p>
      <text:p text:style-name="Preformatted_20_Text">git branch -M main</text:p>
      <text:p text:style-name="P2">git push -u origin main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ves Mairesse</meta:initial-creator>
    <meta:creation-date>2024-04-02T19:50:24.689240093</meta:creation-date>
    <dc:date>2024-04-02T19:52:09.339372313</dc:date>
    <dc:creator>Yves Mairesse</dc:creator>
    <meta:editing-duration>PT1M45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1" meta:paragraph-count="15" meta:word-count="93" meta:character-count="562" meta:non-whitespace-character-count="480"/>
  </office:meta>
</office:document-meta>
</file>